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mbedding_lookup</text:p>
      <text:p text:style-name="Standard"><text:a xlink:type="simple" xlink:href="https://www.tensorflow.org/api_docs/python/tf/nn/embedding_lookup" text:style-name="Internet_20_link" text:visited-style-name="Visited_20_Internet_20_Link">https://www.tensorflow.org/api_docs/python/tf/nn/embedding_lookup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lip Chin</meta:initial-creator>
    <meta:creation-date>2017-10-09T17:11:12</meta:creation-date>
    <meta:document-statistic meta:table-count="0" meta:image-count="0" meta:object-count="0" meta:page-count="1" meta:paragraph-count="2" meta:word-count="2" meta:character-count="81"/>
    <dc:date>2017-10-15T16:27:58</dc:date>
    <dc:creator>Phillip Chin</dc:creator>
    <meta:editing-duration>P5DT23H1M36S</meta:editing-duration>
    <meta:editing-cycles>1</meta:editing-cycles>
    <meta:generator>OpenOffice/4.1.3$Unix OpenOffice.org_project/413m1$Build-9783</meta:generator>
  </office:meta>
</office:document-meta>
</file>